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.866cm"/>
        </style:tab-stops>
      </style:paragraph-properties>
      <style:text-properties fo:font-size="16pt" officeooo:rsid="0002ca22" officeooo:paragraph-rsid="0002ca22" style:font-size-asian="16pt" style:font-size-complex="16pt"/>
    </style:style>
    <style:style style:name="P2" style:family="paragraph" style:parent-style-name="Standard">
      <style:paragraph-properties>
        <style:tab-stops>
          <style:tab-stop style:position="3.866cm"/>
        </style:tab-stops>
      </style:paragraph-properties>
      <style:text-properties fo:font-size="16pt" fo:font-weight="bold" officeooo:rsid="0002ca22" officeooo:paragraph-rsid="0002ca22" style:font-size-asian="16pt" style:font-weight-asian="bold" style:font-size-complex="16pt" style:font-weight-complex="bold"/>
    </style:style>
    <style:style style:name="P3" style:family="paragraph" style:parent-style-name="Standard">
      <style:paragraph-properties>
        <style:tab-stops>
          <style:tab-stop style:position="3.866cm"/>
        </style:tab-stops>
      </style:paragraph-properties>
      <style:text-properties fo:font-size="20pt" fo:font-weight="bold" officeooo:rsid="0002ca22" officeooo:paragraph-rsid="0002ca22" style:font-size-asian="20pt" style:font-weight-asian="bold" style:font-size-complex="20pt" style:font-weight-complex="bold"/>
    </style:style>
    <style:style style:name="P4" style:family="paragraph" style:parent-style-name="Standard">
      <style:paragraph-properties>
        <style:tab-stops>
          <style:tab-stop style:position="3.866cm"/>
        </style:tab-stops>
      </style:paragraph-properties>
      <style:text-properties fo:font-size="20pt" fo:font-weight="bold" officeooo:rsid="0002ca22" officeooo:paragraph-rsid="0002ca22" style:font-size-asian="20pt" style:font-weight-asian="bold" style:font-size-complex="20pt" style:font-weight-complex="bold"/>
    </style:style>
    <style:style style:name="P5" style:family="paragraph" style:parent-style-name="Standard">
      <style:paragraph-properties>
        <style:tab-stops>
          <style:tab-stop style:position="3.866cm"/>
        </style:tab-stops>
      </style:paragraph-properties>
      <style:text-properties fo:font-size="20pt" fo:font-weight="bold" officeooo:rsid="00031e5f" officeooo:paragraph-rsid="00031e5f" style:font-size-asian="20pt" style:font-weight-asian="bold" style:font-size-complex="20pt" style:font-weight-complex="bold"/>
    </style:style>
    <style:style style:name="P6" style:family="paragraph" style:parent-style-name="Standard">
      <style:paragraph-properties>
        <style:tab-stops>
          <style:tab-stop style:position="3.866cm"/>
        </style:tab-stops>
      </style:paragraph-properties>
      <style:text-properties fo:font-size="14pt" fo:font-weight="normal" officeooo:rsid="00031e5f" officeooo:paragraph-rsid="00031e5f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>
        <style:tab-stops>
          <style:tab-stop style:position="3.866cm"/>
        </style:tab-stops>
      </style:paragraph-properties>
      <style:text-properties fo:font-size="14pt" fo:font-weight="normal" officeooo:rsid="0002ca22" officeooo:paragraph-rsid="0002ca22" style:font-size-asian="12.25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 : Bankar Krushna Lahanubhau</text:p>
      <text:p text:style-name="P2">MIS : 612303031</text:p>
      <text:p text:style-name="P2">SY COMP Division <text:s/>– 1 </text:p>
      <text:p text:style-name="P2">Batch – S2</text:p>
      <text:p text:style-name="P1"/>
      <text:p text:style-name="P1">Array assignment:</text:p>
      <text:p text:style-name="P1"/>
      <text:p text:style-name="P1">code </text:p>
      <text:p text:style-name="P1"/>
      <text:p text:style-name="P3">main.c</text:p>
      <text:p text:style-name="P1"/>
      <text:p text:style-name="P1">#include &lt;stdio.h&gt;</text:p>
      <text:p text:style-name="P1">#include "array.h"</text:p>
      <text:p text:style-name="P1">#include &lt;stdlib.h&gt;</text:p>
      <text:p text:style-name="P1"/>
      <text:p text:style-name="P1">enum {INIT, APPEND, DISPLAY, REMOVE, MAX, MIN, MERGE, INSERT, QUIT};</text:p>
      <text:p text:style-name="P1"/>
      <text:p text:style-name="P1">int main() {</text:p>
      <text:p text:style-name="P1"><text:tab/></text:p>
      <text:p text:style-name="P1"><text:s text:c="4"/>array a;</text:p>
      <text:p text:style-name="P1"><text:s text:c="4"/>array b;</text:p>
      <text:p text:style-name="P1"><text:s text:c="4"/>int choice, index, num, size;</text:p>
      <text:p text:style-name="P1"><text:s text:c="4"/>while(1) {</text:p>
      <text:p text:style-name="P1"><text:s text:c="8"/>display_menu();</text:p>
      <text:p text:style-name="P1"><text:s text:c="8"/>scanf("%d", &amp;choice);</text:p>
      <text:p text:style-name="P1"><text:s text:c="8"/>switch(choice) {</text:p>
      <text:p text:style-name="P1"><text:s text:c="12"/>case INIT:</text:p>
      <text:p text:style-name="P1"><text:s text:c="16"/>printf("Enter size of array a: \n");</text:p>
      <text:p text:style-name="P1"><text:s text:c="16"/>scanf("%d", &amp;size);</text:p>
      <text:p text:style-name="P1"><text:s text:c="16"/>init(&amp;a, size);</text:p>
      <text:p text:style-name="P1"><text:s text:c="16"/>printf("Enter size of array b: \n");</text:p>
      <text:p text:style-name="P1"><text:s text:c="16"/>scanf("%d", &amp;size);</text:p>
      <text:p text:style-name="P1"><text:s text:c="16"/>init(&amp;b, size);</text:p>
      <text:p text:style-name="P1"><text:s text:c="16"/>break;</text:p>
      <text:p text:style-name="P1"><text:s text:c="12"/>case APPEND:</text:p>
      <text:p text:style-name="P1"><text:s text:c="16"/>append(&amp;a, rand());</text:p>
      <text:p text:style-name="P1"><text:s text:c="16"/>append(&amp;b, rand());</text:p>
      <text:p text:style-name="P1"><text:s text:c="16"/>break;</text:p>
      <text:p text:style-name="P1"><text:soft-page-break/><text:s text:c="12"/>case DISPLAY:</text:p>
      <text:p text:style-name="P1"><text:s text:c="16"/>printf("Array a elements are: \n");</text:p>
      <text:p text:style-name="P1"><text:s text:c="16"/>display(a);</text:p>
      <text:p text:style-name="P1"><text:s text:c="16"/>printf("Array b elements are: \n");</text:p>
      <text:p text:style-name="P1"><text:s text:c="16"/>display(b);</text:p>
      <text:p text:style-name="P1"><text:s text:c="16"/>break;</text:p>
      <text:p text:style-name="P1"><text:s text:c="12"/>case REMOVE:</text:p>
      <text:p text:style-name="P1"><text:s text:c="16"/>printf("Enter the index to remove element: \n");</text:p>
      <text:p text:style-name="P1"><text:s text:c="16"/>scanf("%d", &amp;index);</text:p>
      <text:p text:style-name="P1"><text:s text:c="16"/>remove_at_index(&amp;a, index);</text:p>
      <text:p text:style-name="P1"><text:s text:c="16"/>break;</text:p>
      <text:p text:style-name="P1"><text:s text:c="12"/>case MAX:</text:p>
      <text:p text:style-name="P1"><text:s text:c="16"/>printf("%d is the maximum element in the array a: \n", max(a));</text:p>
      <text:p text:style-name="P1"><text:s text:c="16"/>printf("%d is the maximum element in the array b: \n", max(b));</text:p>
      <text:p text:style-name="P1"><text:s text:c="16"/>break;</text:p>
      <text:p text:style-name="P1"><text:s text:c="12"/>case MIN:</text:p>
      <text:p text:style-name="P1"><text:s text:c="16"/>printf("%d is the minimum element in the array a: \n", min(a));</text:p>
      <text:p text:style-name="P1"><text:s text:c="16"/>printf("%d is the minimum element in the array b: \n", min(b));</text:p>
      <text:p text:style-name="P1"><text:s text:c="16"/>break;</text:p>
      <text:p text:style-name="P1"><text:s text:c="12"/>case MERGE:</text:p>
      <text:p text:style-name="P1"><text:s text:c="16"/>printf("Array after merge of a and b: \n");</text:p>
      <text:p text:style-name="P1"><text:s text:c="16"/>merge(&amp;a, &amp;b);</text:p>
      <text:p text:style-name="P1"><text:s text:c="16"/>break;</text:p>
      <text:p text:style-name="P1"><text:s text:c="12"/>case INSERT:</text:p>
      <text:p text:style-name="P1"><text:s text:c="16"/>printf("Enter element value and index to insert in array(element index): \n");</text:p>
      <text:p text:style-name="P1"><text:s text:c="16"/>scanf("%d%d", &amp;num, &amp;index);</text:p>
      <text:p text:style-name="P1"><text:s text:c="16"/>insert_at_index(&amp;a, index, num);</text:p>
      <text:p text:style-name="P1"><text:s text:c="16"/>printf("Array after insert operation: \n");</text:p>
      <text:p text:style-name="P1"><text:s text:c="16"/>display(a);</text:p>
      <text:p text:style-name="P1"><text:s text:c="16"/>break;</text:p>
      <text:p text:style-name="P1"><text:s text:c="12"/>case QUIT:</text:p>
      <text:p text:style-name="P1"><text:s text:c="16"/>return 0;</text:p>
      <text:p text:style-name="P1"><text:s text:c="12"/>default:</text:p>
      <text:p text:style-name="P1"><text:s text:c="16"/>printf("Enter valid choice: \n");</text:p>
      <text:p text:style-name="P1"><text:s text:c="16"/>break;</text:p>
      <text:p text:style-name="P1"><text:s text:c="8"/></text:p>
      <text:p text:style-name="P1"><text:s text:c="8"/>}</text:p>
      <text:p text:style-name="P1"><text:s text:c="8"/></text:p>
      <text:p text:style-name="P1"><text:soft-page-break/><text:s text:c="4"/>}</text:p>
      <text:p text:style-name="P1"/>
      <text:p text:style-name="P1"><text:tab/>return 0;</text:p>
      <text:p text:style-name="P1">}</text:p>
      <text:p text:style-name="P1"/>
      <text:p text:style-name="P1"/>
      <text:p text:style-name="P3">array.c</text:p>
      <text:p text:style-name="P3"/>
      <text:p text:style-name="P7">#include &lt;stdio.h&gt;</text:p>
      <text:p text:style-name="P7">#include "array.h"</text:p>
      <text:p text:style-name="P7">#include &lt;stdlib.h&gt;</text:p>
      <text:p text:style-name="P7"/>
      <text:p text:style-name="P7">void init(array *a, int size) {</text:p>
      <text:p text:style-name="P7"><text:tab/></text:p>
      <text:p text:style-name="P7"><text:tab/>a-&gt;A = (int *)malloc(sizeof(int)*size);</text:p>
      <text:p text:style-name="P7"><text:tab/>a-&gt;size = size;</text:p>
      <text:p text:style-name="P7"><text:s text:c="3"/>/* Modified to intialize array with randome element between 0 to 100 as instructed by lab faculty */ </text:p>
      <text:p text:style-name="P7"><text:s text:c="4"/>for(int i = 0; i &lt; size; i++) {</text:p>
      <text:p text:style-name="P7"><text:s text:c="8"/>a-&gt;A[i] = rand()%100;</text:p>
      <text:p text:style-name="P7"><text:s text:c="4"/>}</text:p>
      <text:p text:style-name="P7"/>
      <text:p text:style-name="P7"><text:s text:c="4"/>a-&gt;len = size;</text:p>
      <text:p text:style-name="P7"><text:tab/>return;</text:p>
      <text:p text:style-name="P7">}</text:p>
      <text:p text:style-name="P7"/>
      <text:p text:style-name="P7">void append(array *a, int ele) { </text:p>
      <text:p text:style-name="P7"><text:s text:c="4"/>int *newArray = (int *)realloc(a-&gt;A, sizeof(int) * (a-&gt;size + 1));</text:p>
      <text:p text:style-name="P7"><text:s text:c="4"/>a-&gt;A = newArray; <text:s text:c="8"/>/* Updating the pointer to the newly allocated memory */</text:p>
      <text:p text:style-name="P7"><text:s text:c="4"/>a-&gt;A[a-&gt;len] = ele; <text:s text:c="5"/>/* Append the new element */</text:p>
      <text:p text:style-name="P7"><text:s text:c="4"/>a-&gt;len++; <text:s text:c="15"/>/* Incrementing the length */</text:p>
      <text:p text:style-name="P7"><text:s text:c="4"/>a-&gt;size++; <text:s text:c="14"/>/* Incrementing the size since added a new element */</text:p>
      <text:p text:style-name="P7"/>
      <text:p text:style-name="P7"><text:s text:c="4"/>return;</text:p>
      <text:p text:style-name="P7">}</text:p>
      <text:p text:style-name="P7"/>
      <text:p text:style-name="P7">void display(array a) {</text:p>
      <text:p text:style-name="P7"><text:tab/></text:p>
      <text:p text:style-name="P7"><text:tab/>for(int i = 0; i &lt; a.len; i++) {</text:p>
      <text:p text:style-name="P7"><text:tab/><text:tab/>printf("%d |", a.A[i]);</text:p>
      <text:p text:style-name="P7"><text:tab/>}</text:p>
      <text:p text:style-name="P7"><text:tab/></text:p>
      <text:p text:style-name="P7"><text:tab/>printf("\n");</text:p>
      <text:p text:style-name="P7"><text:soft-page-break/></text:p>
      <text:p text:style-name="P7"><text:tab/>return;</text:p>
      <text:p text:style-name="P7">}</text:p>
      <text:p text:style-name="P7"/>
      <text:p text:style-name="P7">void remove_at_index(array *a, int index) {</text:p>
      <text:p text:style-name="P7"><text:s text:c="4"/></text:p>
      <text:p text:style-name="P7"><text:s text:c="4"/>if (index &gt;= a-&gt;len || index &lt; 0) {</text:p>
      <text:p text:style-name="P7"><text:s text:c="8"/>return; <text:s/>/* Index is out of bounds */</text:p>
      <text:p text:style-name="P7"><text:s text:c="4"/>}</text:p>
      <text:p text:style-name="P7"><text:s text:c="4"/></text:p>
      <text:p text:style-name="P7"><text:s text:c="4"/>int i = index;</text:p>
      <text:p text:style-name="P7"/>
      <text:p text:style-name="P7"><text:s text:c="4"/>/* Shifting elements left to fill the gap */</text:p>
      <text:p text:style-name="P7"><text:s text:c="4"/>while (i &lt; a-&gt;len - 1) {</text:p>
      <text:p text:style-name="P7"><text:s text:c="8"/>a-&gt;A[i] = a-&gt;A[i + 1];</text:p>
      <text:p text:style-name="P7"><text:s text:c="8"/>i++;</text:p>
      <text:p text:style-name="P7"><text:s text:c="4"/>}</text:p>
      <text:p text:style-name="P7"/>
      <text:p text:style-name="P7"><text:s text:c="4"/>/*Decreasing the length of the array */</text:p>
      <text:p text:style-name="P7"><text:s text:c="4"/>a-&gt;len--;</text:p>
      <text:p text:style-name="P7"/>
      <text:p text:style-name="P7"><text:s text:c="4"/>/* resizing the array */</text:p>
      <text:p text:style-name="P7"><text:s text:c="4"/>int *newArray = (int *)realloc(a-&gt;A, sizeof(int) * a-&gt;len);</text:p>
      <text:p text:style-name="P7"><text:s text:c="4"/>a-&gt;A = newArray;</text:p>
      <text:p text:style-name="P7"><text:s text:c="4"/>a-&gt;size--; <text:s/></text:p>
      <text:p text:style-name="P7"><text:s text:c="4"/>return;</text:p>
      <text:p text:style-name="P7">}</text:p>
      <text:p text:style-name="P7"/>
      <text:p text:style-name="P7">void insert_at_index(array *a, int index, int ele) {</text:p>
      <text:p text:style-name="P7"/>
      <text:p text:style-name="P7"><text:s text:c="4"/>if (index &gt; a-&gt;len || index &lt; 0) {</text:p>
      <text:p text:style-name="P7"><text:s text:c="8"/>return;</text:p>
      <text:p text:style-name="P7"><text:s text:c="4"/>}</text:p>
      <text:p text:style-name="P7"/>
      <text:p text:style-name="P7"><text:s text:c="4"/>int *newArray = (int *)realloc(a-&gt;A, sizeof(int) * (a-&gt;size + 1));</text:p>
      <text:p text:style-name="P7"><text:s text:c="4"/>a-&gt;A = newArray;</text:p>
      <text:p text:style-name="P7"><text:s text:c="4"/>a-&gt;size++;</text:p>
      <text:p text:style-name="P7"/>
      <text:p text:style-name="P7"><text:s text:c="4"/>int i = a-&gt;len - 1;</text:p>
      <text:p text:style-name="P7"/>
      <text:p text:style-name="P7"><text:s text:c="4"/>while (i &gt;= index) {</text:p>
      <text:p text:style-name="P7"><text:s text:c="8"/>a-&gt;A[i + 1] = a-&gt;A[i];</text:p>
      <text:p text:style-name="P7"><text:s text:c="8"/>i--;</text:p>
      <text:p text:style-name="P7"><text:s text:c="4"/>}</text:p>
      <text:p text:style-name="P7"/>
      <text:p text:style-name="P7"><text:soft-page-break/><text:s text:c="4"/>a-&gt;A[index] = ele;</text:p>
      <text:p text:style-name="P7"><text:s text:c="4"/>a-&gt;len++;</text:p>
      <text:p text:style-name="P7"/>
      <text:p text:style-name="P7"><text:s text:c="4"/>return;</text:p>
      <text:p text:style-name="P7">}</text:p>
      <text:p text:style-name="P7"/>
      <text:p text:style-name="P7">int max(array a) {</text:p>
      <text:p text:style-name="P7"><text:tab/></text:p>
      <text:p text:style-name="P7"><text:tab/>int maximum = a.A[0];</text:p>
      <text:p text:style-name="P7"><text:tab/></text:p>
      <text:p text:style-name="P7"><text:tab/>for(int i = 1; i &lt; a.len; i++) {</text:p>
      <text:p text:style-name="P7"><text:tab/><text:tab/>if(maximum &lt; a.A[i]) {</text:p>
      <text:p text:style-name="P7"><text:tab/><text:tab/><text:tab/>maximum = a.A[i];</text:p>
      <text:p text:style-name="P7"><text:tab/><text:tab/>}</text:p>
      <text:p text:style-name="P7"><text:tab/>}</text:p>
      <text:p text:style-name="P7"/>
      <text:p text:style-name="P7"><text:tab/>return maximum;</text:p>
      <text:p text:style-name="P7">}</text:p>
      <text:p text:style-name="P7"/>
      <text:p text:style-name="P7">int min(array a) {</text:p>
      <text:p text:style-name="P7"><text:tab/></text:p>
      <text:p text:style-name="P7"><text:tab/>int minimum = a.A[0];</text:p>
      <text:p text:style-name="P7"><text:tab/></text:p>
      <text:p text:style-name="P7"><text:tab/>for(int i = 1; i &lt; a.len; i++) {</text:p>
      <text:p text:style-name="P7"><text:tab/><text:tab/>if(minimum &gt; a.A[i]) {</text:p>
      <text:p text:style-name="P7"><text:tab/><text:tab/><text:tab/>minimum = a.A[i];</text:p>
      <text:p text:style-name="P7"><text:tab/><text:tab/>}</text:p>
      <text:p text:style-name="P7"><text:tab/>}</text:p>
      <text:p text:style-name="P7"/>
      <text:p text:style-name="P7"><text:tab/>return minimum;</text:p>
      <text:p text:style-name="P7">}</text:p>
      <text:p text:style-name="P7"/>
      <text:p text:style-name="P7">void swap(int *a, int *b) {</text:p>
      <text:p text:style-name="P7"><text:tab/></text:p>
      <text:p text:style-name="P7"><text:tab/>int temp = *a;</text:p>
      <text:p text:style-name="P7"><text:tab/>*a = *b;</text:p>
      <text:p text:style-name="P7"><text:tab/>*b = temp;</text:p>
      <text:p text:style-name="P7"><text:tab/></text:p>
      <text:p text:style-name="P7"><text:tab/>return;</text:p>
      <text:p text:style-name="P7">}</text:p>
      <text:p text:style-name="P7"/>
      <text:p text:style-name="P7">void reverse(array *a) {</text:p>
      <text:p text:style-name="P7"><text:tab/></text:p>
      <text:p text:style-name="P7"><text:tab/>int i, j;</text:p>
      <text:p text:style-name="P7"><text:tab/>i = 0;</text:p>
      <text:p text:style-name="P7"><text:soft-page-break/><text:tab/>j = a-&gt;len - 1;</text:p>
      <text:p text:style-name="P7"><text:tab/></text:p>
      <text:p text:style-name="P7"><text:tab/>while(i &lt; j) {</text:p>
      <text:p text:style-name="P7"><text:tab/><text:tab/>swap(&amp;a-&gt;A[i], &amp;a-&gt;A[j]);</text:p>
      <text:p text:style-name="P7"><text:tab/><text:tab/>i++;</text:p>
      <text:p text:style-name="P7"><text:tab/><text:tab/>j--;</text:p>
      <text:p text:style-name="P7"><text:tab/>}</text:p>
      <text:p text:style-name="P7"/>
      <text:p text:style-name="P7"><text:tab/>return;</text:p>
      <text:p text:style-name="P7">}</text:p>
      <text:p text:style-name="P7"/>
      <text:p text:style-name="P7"/>
      <text:p text:style-name="P7">void merge(array *a, array *b) {</text:p>
      <text:p text:style-name="P7"><text:s text:c="4"/>/*Reallocating memory for 'a' to accommodate elements from both arrays*/</text:p>
      <text:p text:style-name="P7"><text:s text:c="4"/>int *newArray = (int *)realloc(a-&gt;A, sizeof(int) * (a-&gt;len + b-&gt;len));</text:p>
      <text:p text:style-name="P7"><text:s text:c="4"/></text:p>
      <text:p text:style-name="P7"><text:s text:c="4"/>a-&gt;A = newArray; <text:s text:c="8"/></text:p>
      <text:p text:style-name="P7"><text:s text:c="4"/>a-&gt;size += b-&gt;size; <text:s text:c="5"/></text:p>
      <text:p text:style-name="P7"><text:s text:c="4"/></text:p>
      <text:p text:style-name="P7"><text:s text:c="4"/>for (int i = 0; i &lt; b-&gt;len; i++) {</text:p>
      <text:p text:style-name="P7"><text:s text:c="8"/>a-&gt;A[a-&gt;len] = b-&gt;A[i];</text:p>
      <text:p text:style-name="P7"><text:s text:c="8"/>a-&gt;len++;</text:p>
      <text:p text:style-name="P7"><text:s text:c="4"/>}</text:p>
      <text:p text:style-name="P7"><text:s text:c="4"/></text:p>
      <text:p text:style-name="P7"><text:s text:c="4"/>return;</text:p>
      <text:p text:style-name="P7">}</text:p>
      <text:p text:style-name="P7"/>
      <text:p text:style-name="P7"/>
      <text:p text:style-name="P7">void display_menu() {</text:p>
      <text:p text:style-name="P7"><text:tab/></text:p>
      <text:p text:style-name="P7"><text:tab/>printf("Please select apropriate choice: \n");</text:p>
      <text:p text:style-name="P7"><text:s text:c="4"/>printf("1 -&gt; To initialize arrays\n");</text:p>
      <text:p text:style-name="P7"><text:tab/>printf("2 -&gt; To append element to the array\n");</text:p>
      <text:p text:style-name="P7"><text:tab/>printf("3 -&gt; Display contents of array\n");</text:p>
      <text:p text:style-name="P7"><text:tab/>printf("4 -&gt; Remove element at specified index\n");</text:p>
      <text:p text:style-name="P7"><text:tab/>printf("5 -&gt; Print maximum element of the array\n");</text:p>
      <text:p text:style-name="P7"><text:tab/>printf("6 -&gt; Print minimum element of the array\n");</text:p>
      <text:p text:style-name="P7"><text:tab/>printf("7 -&gt; Merge two arrays\n");</text:p>
      <text:p text:style-name="P7"><text:tab/>printf("8 -&gt; Insert element at given index\n");</text:p>
      <text:p text:style-name="P7"><text:s text:c="4"/>printf("9 -&gt; Quit\n");</text:p>
      <text:p text:style-name="P7"><text:s text:c="4"/>printf("\n");</text:p>
      <text:p text:style-name="P7"><text:tab/>return;</text:p>
      <text:p text:style-name="P7">}</text:p>
      <text:p text:style-name="P7"/>
      <text:p text:style-name="P7"/>
      <text:p text:style-name="P5"><text:soft-page-break/>array.h</text:p>
      <text:p text:style-name="P5"/>
      <text:p text:style-name="P6">typedef struct array {</text:p>
      <text:p text:style-name="P6"><text:tab/>int *A;</text:p>
      <text:p text:style-name="P6"><text:tab/>int len;</text:p>
      <text:p text:style-name="P6"><text:tab/>int size;</text:p>
      <text:p text:style-name="P6">}array;</text:p>
      <text:p text:style-name="P6"/>
      <text:p text:style-name="P6">void init(array *a, int size);</text:p>
      <text:p text:style-name="P6">void append(array *a, int ele);</text:p>
      <text:p text:style-name="P6">void display(array a);</text:p>
      <text:p text:style-name="P6">void remove_at_index(array *a, int index);</text:p>
      <text:p text:style-name="P6">void insert_at_index(array *a, int index, int ele);</text:p>
      <text:p text:style-name="P6">int max(array a);</text:p>
      <text:p text:style-name="P6">int min(array a);</text:p>
      <text:p text:style-name="P6">void reverse(array *a);</text:p>
      <text:p text:style-name="P6">void merge(array *a, array *b);</text:p>
      <text:p text:style-name="P6">void swap(int *a, int *b);</text:p>
      <text:p text:style-name="P6">void display_menu();</text:p>
      <text:p text:style-name="P6"/>
      <text:p text:style-name="P6"/>
      <text:p text:style-name="P6"/>
      <text:p text:style-name="P5">OUTPUT:</text:p>
      <text:p text:style-name="P6"><text:s/>[~/dsa/dsa/array]</text:p>
      <text:p text:style-name="P6"><text:s/>krushna   foss-lab -  gcc -Wall -c main.c array.c array.h</text:p>
      <text:p text:style-name="P6"><text:s text:c="15"/></text:p>
      <text:p text:style-name="P6"><text:s/>[~/dsa/dsa/array]</text:p>
      <text:p text:style-name="P6"><text:s/>krushna   foss-lab -  cc main.o array.o -o array <text:s text:c="8"/></text:p>
      <text:p text:style-name="P6"><text:s text:c="15"/></text:p>
      <text:p text:style-name="P6"><text:s/>[~/dsa/dsa/array]</text:p>
      <text:p text:style-name="P6"><text:s/>krushna   foss-lab -  ./array <text:s text:c="27"/></text:p>
      <text:p text:style-name="P6">Please select apropriate choice: </text:p>
      <text:p text:style-name="P6">1 -&gt; To initialize arrays</text:p>
      <text:p text:style-name="P6">2 -&gt; To append element to the array</text:p>
      <text:p text:style-name="P6">3 -&gt; Display contents of array</text:p>
      <text:p text:style-name="P6">4 -&gt; Remove element at specified index</text:p>
      <text:p text:style-name="P6">5 -&gt; Print maximum element of the array</text:p>
      <text:p text:style-name="P6">6 -&gt; Print minimum element of the array</text:p>
      <text:p text:style-name="P6">7 -&gt; Merge two arrays</text:p>
      <text:p text:style-name="P6">8 -&gt; Insert element at given index</text:p>
      <text:p text:style-name="P6">9 -&gt; Quit</text:p>
      <text:p text:style-name="P6"/>
      <text:p text:style-name="P6">1</text:p>
      <text:p text:style-name="P6"><text:soft-page-break/>Enter size of array a: </text:p>
      <text:p text:style-name="P6">4</text:p>
      <text:p text:style-name="P6">Enter size of array b: </text:p>
      <text:p text:style-name="P6">3</text:p>
      <text:p text:style-name="P6">Please select apropriate choice: </text:p>
      <text:p text:style-name="P6">1 -&gt; To initialize arrays</text:p>
      <text:p text:style-name="P6">2 -&gt; To append element to the array</text:p>
      <text:p text:style-name="P6">3 -&gt; Display contents of array</text:p>
      <text:p text:style-name="P6">4 -&gt; Remove element at specified index</text:p>
      <text:p text:style-name="P6">5 -&gt; Print maximum element of the array</text:p>
      <text:p text:style-name="P6">6 -&gt; Print minimum element of the array</text:p>
      <text:p text:style-name="P6">7 -&gt; Merge two arrays</text:p>
      <text:p text:style-name="P6">8 -&gt; Insert element at given index</text:p>
      <text:p text:style-name="P6">9 -&gt; Quit</text:p>
      <text:p text:style-name="P6"/>
      <text:p text:style-name="P6">3</text:p>
      <text:p text:style-name="P6">Array a elements are: </text:p>
      <text:p text:style-name="P6">83 |86 |77 |15 |</text:p>
      <text:p text:style-name="P6">Array b elements are: </text:p>
      <text:p text:style-name="P6">93 |35 |86 |</text:p>
      <text:p text:style-name="P6">Please select apropriate choice: </text:p>
      <text:p text:style-name="P6">1 -&gt; To initialize arrays</text:p>
      <text:p text:style-name="P6">2 -&gt; To append element to the array</text:p>
      <text:p text:style-name="P6">3 -&gt; Display contents of array</text:p>
      <text:p text:style-name="P6">4 -&gt; Remove element at specified index</text:p>
      <text:p text:style-name="P6">5 -&gt; Print maximum element of the array</text:p>
      <text:p text:style-name="P6">6 -&gt; Print minimum element of the array</text:p>
      <text:p text:style-name="P6">7 -&gt; Merge two arrays</text:p>
      <text:p text:style-name="P6">8 -&gt; Insert element at given index</text:p>
      <text:p text:style-name="P6">9 -&gt; Quit</text:p>
      <text:p text:style-name="P6"/>
      <text:p text:style-name="P6">2</text:p>
      <text:p text:style-name="P6">Enter array name (a or b): </text:p>
      <text:p text:style-name="P6">a</text:p>
      <text:p text:style-name="P6">Please select apropriate choice: </text:p>
      <text:p text:style-name="P6">1 -&gt; To initialize arrays</text:p>
      <text:p text:style-name="P6">2 -&gt; To append element to the array</text:p>
      <text:p text:style-name="P6">3 -&gt; Display contents of array</text:p>
      <text:p text:style-name="P6">4 -&gt; Remove element at specified index</text:p>
      <text:p text:style-name="P6">5 -&gt; Print maximum element of the array</text:p>
      <text:p text:style-name="P6">6 -&gt; Print minimum element of the array</text:p>
      <text:p text:style-name="P6">7 -&gt; Merge two arrays</text:p>
      <text:p text:style-name="P6">8 -&gt; Insert element at given index</text:p>
      <text:p text:style-name="P6">9 -&gt; Quit</text:p>
      <text:p text:style-name="P6"/>
      <text:p text:style-name="P6"><text:soft-page-break/>3</text:p>
      <text:p text:style-name="P6">Array a elements are: </text:p>
      <text:p text:style-name="P6">83 |86 |77 |15 |92 |</text:p>
      <text:p text:style-name="P6">Array b elements are: </text:p>
      <text:p text:style-name="P6">93 |35 |86 |</text:p>
      <text:p text:style-name="P6">Please select apropriate choice: </text:p>
      <text:p text:style-name="P6">1 -&gt; To initialize arrays</text:p>
      <text:p text:style-name="P6">2 -&gt; To append element to the array</text:p>
      <text:p text:style-name="P6">3 -&gt; Display contents of array</text:p>
      <text:p text:style-name="P6">4 -&gt; Remove element at specified index</text:p>
      <text:p text:style-name="P6">5 -&gt; Print maximum element of the array</text:p>
      <text:p text:style-name="P6">6 -&gt; Print minimum element of the array</text:p>
      <text:p text:style-name="P6">7 -&gt; Merge two arrays</text:p>
      <text:p text:style-name="P6">8 -&gt; Insert element at given index</text:p>
      <text:p text:style-name="P6">9 -&gt; Quit</text:p>
      <text:p text:style-name="P6"/>
      <text:p text:style-name="P6">4</text:p>
      <text:p text:style-name="P6">Enter array name (a or b): </text:p>
      <text:p text:style-name="P6">a</text:p>
      <text:p text:style-name="P6">Enter the index to remove element: </text:p>
      <text:p text:style-name="P6">2</text:p>
      <text:p text:style-name="P6">Please select apropriate choice: </text:p>
      <text:p text:style-name="P6">1 -&gt; To initialize arrays</text:p>
      <text:p text:style-name="P6">2 -&gt; To append element to the array</text:p>
      <text:p text:style-name="P6">3 -&gt; Display contents of array</text:p>
      <text:p text:style-name="P6">4 -&gt; Remove element at specified index</text:p>
      <text:p text:style-name="P6">5 -&gt; Print maximum element of the array</text:p>
      <text:p text:style-name="P6">6 -&gt; Print minimum element of the array</text:p>
      <text:p text:style-name="P6">7 -&gt; Merge two arrays</text:p>
      <text:p text:style-name="P6">8 -&gt; Insert element at given index</text:p>
      <text:p text:style-name="P6">9 -&gt; Quit</text:p>
      <text:p text:style-name="P6"/>
      <text:p text:style-name="P6">3</text:p>
      <text:p text:style-name="P6">Array a elements are: </text:p>
      <text:p text:style-name="P6">83 |86 |15 |92 |</text:p>
      <text:p text:style-name="P6">Array b elements are: </text:p>
      <text:p text:style-name="P6">93 |35 |86 |</text:p>
      <text:p text:style-name="P6">Please select apropriate choice: </text:p>
      <text:p text:style-name="P6">1 -&gt; To initialize arrays</text:p>
      <text:p text:style-name="P6">2 -&gt; To append element to the array</text:p>
      <text:p text:style-name="P6">3 -&gt; Display contents of array</text:p>
      <text:p text:style-name="P6">4 -&gt; Remove element at specified index</text:p>
      <text:p text:style-name="P6">5 -&gt; Print maximum element of the array</text:p>
      <text:p text:style-name="P6">6 -&gt; Print minimum element of the array</text:p>
      <text:p text:style-name="P6">7 -&gt; Merge two arrays</text:p>
      <text:p text:style-name="P6"><text:soft-page-break/>8 -&gt; Insert element at given index</text:p>
      <text:p text:style-name="P6">9 -&gt; Quit</text:p>
      <text:p text:style-name="P6"/>
      <text:p text:style-name="P6">5</text:p>
      <text:p text:style-name="P6">92 is the maximum element in the array a: </text:p>
      <text:p text:style-name="P6">93 is the maximum element in the array b: </text:p>
      <text:p text:style-name="P6">Please select apropriate choice: </text:p>
      <text:p text:style-name="P6">1 -&gt; To initialize arrays</text:p>
      <text:p text:style-name="P6">2 -&gt; To append element to the array</text:p>
      <text:p text:style-name="P6">3 -&gt; Display contents of array</text:p>
      <text:p text:style-name="P6">4 -&gt; Remove element at specified index</text:p>
      <text:p text:style-name="P6">5 -&gt; Print maximum element of the array</text:p>
      <text:p text:style-name="P6">6 -&gt; Print minimum element of the array</text:p>
      <text:p text:style-name="P6">7 -&gt; Merge two arrays</text:p>
      <text:p text:style-name="P6">8 -&gt; Insert element at given index</text:p>
      <text:p text:style-name="P6">9 -&gt; Quit</text:p>
      <text:p text:style-name="P6"/>
      <text:p text:style-name="P6">6</text:p>
      <text:p text:style-name="P6">15 is the minimum element in the array a: </text:p>
      <text:p text:style-name="P6">35 is the minimum element in the array b: </text:p>
      <text:p text:style-name="P6">Please select apropriate choice: </text:p>
      <text:p text:style-name="P6">1 -&gt; To initialize arrays</text:p>
      <text:p text:style-name="P6">2 -&gt; To append element to the array</text:p>
      <text:p text:style-name="P6">3 -&gt; Display contents of array</text:p>
      <text:p text:style-name="P6">4 -&gt; Remove element at specified index</text:p>
      <text:p text:style-name="P6">5 -&gt; Print maximum element of the array</text:p>
      <text:p text:style-name="P6">6 -&gt; Print minimum element of the array</text:p>
      <text:p text:style-name="P6">7 -&gt; Merge two arrays</text:p>
      <text:p text:style-name="P6">8 -&gt; Insert element at given index</text:p>
      <text:p text:style-name="P6">9 -&gt; Quit</text:p>
      <text:p text:style-name="P6"/>
      <text:p text:style-name="P6">7</text:p>
      <text:p text:style-name="P6">Please select apropriate choice: </text:p>
      <text:p text:style-name="P6">1 -&gt; To initialize arrays</text:p>
      <text:p text:style-name="P6">2 -&gt; To append element to the array</text:p>
      <text:p text:style-name="P6">3 -&gt; Display contents of array</text:p>
      <text:p text:style-name="P6">4 -&gt; Remove element at specified index</text:p>
      <text:p text:style-name="P6">5 -&gt; Print maximum element of the array</text:p>
      <text:p text:style-name="P6">6 -&gt; Print minimum element of the array</text:p>
      <text:p text:style-name="P6">7 -&gt; Merge two arrays</text:p>
      <text:p text:style-name="P6">8 -&gt; Insert element at given index</text:p>
      <text:p text:style-name="P6">9 -&gt; Quit</text:p>
      <text:p text:style-name="P6"/>
      <text:p text:style-name="P6">3</text:p>
      <text:p text:style-name="P6">Array a elements are: </text:p>
      <text:p text:style-name="P6"><text:soft-page-break/>83 |86 |15 |92 |93 |35 |86 |</text:p>
      <text:p text:style-name="P6">Array b elements are: </text:p>
      <text:p text:style-name="P6">93 |35 |86 |</text:p>
      <text:p text:style-name="P6">Please select apropriate choice: </text:p>
      <text:p text:style-name="P6">1 -&gt; To initialize arrays</text:p>
      <text:p text:style-name="P6">2 -&gt; To append element to the array</text:p>
      <text:p text:style-name="P6">3 -&gt; Display contents of array</text:p>
      <text:p text:style-name="P6">4 -&gt; Remove element at specified index</text:p>
      <text:p text:style-name="P6">5 -&gt; Print maximum element of the array</text:p>
      <text:p text:style-name="P6">6 -&gt; Print minimum element of the array</text:p>
      <text:p text:style-name="P6">7 -&gt; Merge two arrays</text:p>
      <text:p text:style-name="P6">8 -&gt; Insert element at given index</text:p>
      <text:p text:style-name="P6">9 -&gt; Quit</text:p>
      <text:p text:style-name="P6"/>
      <text:p text:style-name="P6">8</text:p>
      <text:p text:style-name="P6">Enter array name (a or b): </text:p>
      <text:p text:style-name="P6">b</text:p>
      <text:p text:style-name="P6">Enter element value and index to insert in array(element index): </text:p>
      <text:p text:style-name="P6">4 2</text:p>
      <text:p text:style-name="P6">Array after insert operation: </text:p>
      <text:p text:style-name="P6">93 |35 |2 | 86 |</text:p>
      <text:p text:style-name="P6">Please select apropriate choice: </text:p>
      <text:p text:style-name="P6">1 -&gt; To initialize arrays</text:p>
      <text:p text:style-name="P6">2 -&gt; To append element to the array</text:p>
      <text:p text:style-name="P6">3 -&gt; Display contents of array</text:p>
      <text:p text:style-name="P6">4 -&gt; Remove element at specified index</text:p>
      <text:p text:style-name="P6">5 -&gt; Print maximum element of the array</text:p>
      <text:p text:style-name="P6">6 -&gt; Print minimum element of the array</text:p>
      <text:p text:style-name="P6">7 -&gt; Merge two arrays</text:p>
      <text:p text:style-name="P6">8 -&gt; Insert element at given index</text:p>
      <text:p text:style-name="P6">9 -&gt; Quit</text:p>
      <text:p text:style-name="P6"/>
      <text:p text:style-name="P6">9</text:p>
      <text:p text:style-name="P6"/>
      <text:p text:style-name="P6">[~/dsa/dsa/array]</text:p>
      <text:p text:style-name="P6"><text:s/>krushna   foss-lab - 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00:16:51.490487875</meta:creation-date>
    <dc:date>2024-08-20T01:20:45.479457125</dc:date>
    <meta:editing-duration>PT53M39S</meta:editing-duration>
    <meta:editing-cycles>1</meta:editing-cycles>
    <meta:document-statistic meta:table-count="0" meta:image-count="0" meta:object-count="0" meta:page-count="11" meta:paragraph-count="409" meta:word-count="1720" meta:character-count="10319" meta:non-whitespace-character-count="7697"/>
    <meta:generator>LibreOffice/24.2.5.2$Linux_X86_64 LibreOffice_project/420$Build-2</meta:generator>
  </office:meta>
</office:document-meta>
</file>